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3E7035CF4A544E46B16.png" manifest:media-type="image/png"/>
  <manifest:file-entry manifest:full-path="Pictures/1000020100000500000003E7949BF8790A39C8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8a8" officeooo:paragraph-rsid="0014d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465in" svg:y="0.3752in" svg:width="6in" svg:height="4.75in" draw:z-index="0"><draw:image xlink:href="Pictures/1000020100000500000003E7949BF8790A39C840.png" xlink:type="simple" xlink:show="embed" xlink:actuate="onLoad"/></draw:frame>N = 5; Epocas = 500</text:p>
      <text:p text:style-name="P1"/>
      <text:p text:style-name="P1"><draw:frame draw:style-name="fr1" draw:name="Image2" text:anchor-type="paragraph" svg:x="0.3709in" svg:y="0.4016in" svg:width="6in" svg:height="4.75in" draw:z-index="1"><draw:image xlink:href="Pictures/1000020100000500000003E7035CF4A544E46B16.png" xlink:type="simple" xlink:show="embed" xlink:actuate="onLoad"/></draw:frame>Error cuadratico medio por epo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1:45:46.651803848</meta:creation-date>
    <dc:date>2017-02-15T21:58:20.428845573</dc:date>
    <meta:editing-duration>PT12M34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2" meta:word-count="11" meta:character-count="52" meta:non-whitespace-character-count="43"/>
  </office:meta>
</office:document-meta>
</file>